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50%" fo:text-align="end" style:justify-single-word="false" fo:keep-together="always" fo:text-indent="1.251cm" style:auto-text-indent="false" style:page-number="auto" fo:keep-with-next="always"/>
      <style:text-properties officeooo:rsid="00190bb1" officeooo:paragraph-rsid="00190bb1"/>
    </style:style>
    <style:style style:name="P3" style:family="paragraph" style:parent-style-name="Standard" style:list-style-name="">
      <style:paragraph-properties fo:margin-left="0cm" fo:margin-right="0cm" fo:margin-top="0cm" fo:margin-bottom="0cm" loext:contextual-spacing="false" fo:line-height="150%" fo:text-align="end" style:justify-single-word="false" fo:keep-together="always" fo:text-indent="0cm" style:auto-text-indent="false" fo:break-before="page" fo:keep-with-next="always"/>
      <style:text-properties officeooo:rsid="00190bb1" officeooo:paragraph-rsid="00248c53"/>
    </style:style>
    <style:style style:name="P4" style:family="paragraph" style:parent-style-name="Standard" style:list-styl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fo:break-before="page"/>
      <style:text-properties style:font-name="Times New Roman" fo:font-size="14pt" fo:font-weight="bold" officeooo:rsid="003e733b" officeooo:paragraph-rsid="003e733b" style:font-size-asian="14pt" style:font-weight-asian="bold" style:font-size-complex="14pt" style:font-weight-complex="bold"/>
    </style:style>
    <style:style style:name="P5" style:family="paragraph" style:parent-style-name="Standard" style:list-styl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fo:break-before="page"/>
      <style:text-properties style:font-name="Times New Roman" fo:font-size="14pt" fo:font-weight="bold" officeooo:rsid="0051eece" officeooo:paragraph-rsid="0051eece" style:font-size-asian="14pt" style:font-weight-asian="bold" style:font-size-complex="14pt" style:font-weight-complex="bold"/>
    </style:style>
    <style:style style:name="P6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190bb1" officeooo:paragraph-rsid="00248c53" style:font-size-asian="10.5pt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3e733b" officeooo:paragraph-rsid="003e733b" style:font-size-asian="10.5pt" style:font-size-complex="12pt"/>
    </style:style>
    <style:style style:name="P8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51eece" officeooo:paragraph-rsid="0051eece" style:font-size-asian="10.5pt" style:font-size-complex="12pt"/>
    </style:style>
    <style:style style:name="P9" style:family="paragraph">
      <loext:graphic-properties draw:fill="none"/>
      <style:paragraph-properties fo:text-align="start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2" style:family="paragraph">
      <loext:graphic-properties draw:fill="none"/>
      <style:paragraph-properties fo:margin-top="0cm" fo:margin-bottom="0cm" fo:line-height="100%" fo:text-align="center"/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5" style:family="paragraph">
      <loext:graphic-properties draw:fill="none"/>
      <style:paragraph-properties fo:margin-top="0cm" fo:margin-bottom="0cm" fo:line-height="100%" fo:text-align="start"/>
    </style:style>
    <style:style style:name="P16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Times New Roman1" fo:font-size="14pt" fo:language="en" fo:country="US" fo:font-weight="bold" style:font-name-asian="Times New Roman2" style:font-size-asian="14pt" style:font-weight-asian="bold" style:font-name-complex="Times New Roman2" style:font-size-complex="16pt"/>
    </style:style>
    <style:style style:name="T2" style:family="text">
      <style:text-properties style:font-name="Times New Roman1" fo:font-size="14pt" fo:language="en" fo:country="US" fo:font-weight="bold" officeooo:rsid="002a250b" style:font-name-asian="Times New Roman2" style:font-size-asian="14pt" style:font-weight-asian="bold" style:font-name-complex="Times New Roman2" style:font-size-complex="16pt"/>
    </style:style>
    <style:style style:name="T3" style:family="text">
      <style:text-properties style:font-name="Times New Roman1" fo:font-size="14pt" fo:language="en" fo:country="US" fo:font-weight="bold" officeooo:rsid="00486bab" style:font-name-asian="Times New Roman2" style:font-size-asian="14pt" style:font-weight-asian="bold" style:font-name-complex="Times New Roman2" style:font-size-complex="16pt"/>
    </style:style>
    <style:style style:name="T4" style:family="text">
      <style:text-properties style:font-name="Times New Roman1" fo:font-size="14pt" fo:language="en" fo:country="US" fo:font-weight="bold" officeooo:rsid="004b0be2" style:font-name-asian="Times New Roman2" style:font-size-asian="14pt" style:font-weight-asian="bold" style:font-name-complex="Times New Roman2" style:font-size-complex="16pt"/>
    </style:style>
    <style:style style:name="T5" style:family="text">
      <style:text-properties officeooo:rsid="004cb87a"/>
    </style:style>
    <style:style style:name="T6" style:family="text">
      <style:text-properties officeooo:rsid="0051eece"/>
    </style:style>
    <style:style style:name="T7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fo:margin-left="0.318cm" fo:margin-right="0.377cm" fo:margin-top="0cm" fo:margin-bottom="0.0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051cm" fo:min-width="17.79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67cm" fo:min-width="0.737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67cm" fo:min-width="0.937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67cm" fo:min-width="1.334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67cm" fo:min-width="0.845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67cm" fo:min-width="1.279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369cm" fo:min-width="1.279cm" fo:padding-top="0.035cm" fo:padding-bottom="0.035cm" fo:padding-left="0.035cm" fo:padding-right="0.035cm" fo:wrap-option="wrap" style:run-through="foreground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605cm" fo:min-width="11.058cm" fo:padding-top="0.035cm" fo:padding-bottom="0.035cm" fo:padding-left="0.035cm" fo:padding-right="0.035cm" fo:wrap-option="wrap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69cm" fo:min-width="3.454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69cm" fo:min-width="4.195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67cm" fo:min-width="1.87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67cm" fo:min-width="2.284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69cm" fo:min-width="1.87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0.369cm" fo:min-width="2.284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middle" draw:auto-grow-height="false" draw:fit-to-size="false" style:shrink-to-fit="false" fo:min-height="2.207cm" fo:min-width="5.689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67cm" fo:min-width="2.058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552cm" fo:min-width="5.062cm" fo:padding-top="0.035cm" fo:padding-bottom="0.035cm" fo:padding-left="0.035cm" fo:padding-right="0.035cm" fo:wrap-option="wrap" style:run-through="foreground"/>
    </style:style>
    <style:style style:name="gr2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055cm" fo:min-width="17.794cm" fo:padding-top="0.127cm" fo:padding-bottom="0.127cm" fo:padding-left="0.254cm" fo:padding-right="0.254cm" fo:wrap-option="wrap" style:run-through="foreground"/>
    </style:style>
    <style:style style:name="gr25" style:family="graphic">
      <style:graphic-properties draw:stroke="none" svg:stroke-width="0cm" draw:fill="none" draw:textarea-vertical-align="top" draw:auto-grow-height="false" draw:fit-to-size="false" style:shrink-to-fit="false" fo:min-height="0.605cm" fo:min-width="9.814cm" fo:padding-top="0.035cm" fo:padding-bottom="0.035cm" fo:padding-left="0.035cm" fo:padding-right="0.035cm" fo:wrap-option="wrap" style:run-through="foreground"/>
    </style:style>
    <style:style style:name="gr26" style:family="graphic">
      <style:graphic-properties draw:stroke="none" svg:stroke-width="0cm" draw:fill="none" draw:textarea-vertical-align="top" draw:auto-grow-height="false" draw:fit-to-size="false" style:shrink-to-fit="false" fo:min-height="0.609cm" fo:min-width="1.279cm" fo:padding-top="0.035cm" fo:padding-bottom="0.035cm" fo:padding-left="0.035cm" fo:padding-right="0.035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_Toc514758680"/><text:span text:style-name="T1">Д</text:span><text:bookmark-end text:name="_Toc514758680"/><text:span text:style-name="T1">АДАТАК </text:span><text:span text:style-name="T3">E</text:span></text:h>
      <text:p text:style-name="P1"><draw:g text:anchor-type="paragraph" draw:z-index="0" draw:name="Группа 212" draw:style-name="gr1"><draw:custom-shape draw:name="Rectangle 11" draw:style-name="gr2" draw:text-style-name="P9" svg:width="18.303cm" svg:height="28.304cm" svg:x="-0.951cm" svg:y="0.74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9" svg:x1="-0.044cm" svg:y1="25.07cm" svg:x2="-0.042cm" svg:y2="26.538cm"><text:p/></draw:line><draw:line draw:name="Line 13" draw:style-name="gr3" draw:text-style-name="P9" svg:x1="-0.942cm" svg:y1="25.054cm" svg:x2="17.332cm" svg:y2="25.056cm"><text:p/></draw:line><draw:line draw:name="Line 14" draw:style-name="gr3" draw:text-style-name="P9" svg:x1="1.046cm" svg:y1="25.079cm" svg:x2="1.048cm" svg:y2="29.037cm"><text:p/></draw:line><draw:line draw:name="Line 15" draw:style-name="gr3" draw:text-style-name="P9" svg:x1="3.549cm" svg:y1="25.079cm" svg:x2="3.551cm" svg:y2="29.037cm"><text:p/></draw:line><draw:line draw:name="Line 16" draw:style-name="gr3" draw:text-style-name="P9" svg:x1="5.051cm" svg:y1="25.079cm" svg:x2="5.053cm" svg:y2="29.037cm"><text:p/></draw:line><draw:line draw:name="Line 17" draw:style-name="gr3" draw:text-style-name="P9" svg:x1="6.051cm" svg:y1="25.07cm" svg:x2="6.053cm" svg:y2="29.027cm"><text:p/></draw:line><draw:line draw:name="Line 18" draw:style-name="gr3" draw:text-style-name="P9" svg:x1="13.552cm" svg:y1="26.564cm" svg:x2="13.556cm" svg:y2="27.545cm"><text:p/></draw:line><draw:line draw:name="Line 19" draw:style-name="gr4" draw:text-style-name="P9" svg:x1="-0.942cm" svg:y1="28.051cm" svg:x2="6.033cm" svg:y2="28.055cm"><text:p/></draw:line><draw:line draw:name="Line 20" draw:style-name="gr4" draw:text-style-name="P9" svg:x1="-0.942cm" svg:y1="28.552cm" svg:x2="6.033cm" svg:y2="28.552cm"><text:p/></draw:line><draw:custom-shape draw:name="Rectangle 21" draw:style-name="gr5" draw:text-style-name="P11" svg:width="0.807cm" svg:height="0.436cm" svg:x="-0.902cm" svg:y="26.099cm"><text:p text:style-name="P10"><text:span text:style-name="T7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1" svg:width="1.006cm" svg:height="0.436cm" svg:x="0.01cm" svg:y="26.099cm"><text:p text:style-name="P10"><text:span text:style-name="T7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1" svg:width="2.354cm" svg:height="0.436cm" svg:x="1.123cm" svg:y="26.099cm"><text:p text:style-name="P10"><text:span text:style-name="T7">№ </text:span><text:span text:style-name="T7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1" svg:width="1.403cm" svg:height="0.436cm" svg:x="3.609cm" svg:y="26.099cm"><text:p text:style-name="P10"><text:span text:style-name="T7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1" svg:width="0.914cm" svg:height="0.436cm" svg:x="5.092cm" svg:y="26.099cm"><text:p text:style-name="P10"><text:span text:style-name="T7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11" svg:width="1.348cm" svg:height="0.436cm" svg:x="13.628cm" svg:y="26.587cm"><text:p text:style-name="P10"><text:span text:style-name="T7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1" draw:text-style-name="P11" svg:width="1.348cm" svg:height="0.438cm" svg:x="13.628cm" svg:y="27.104cm"><text:p text:style-name="P10"><text:span text:style-name="T7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2" draw:text-style-name="P12" svg:width="11.127cm" svg:height="0.675cm" svg:x="6.15cm" svg:y="25.488cm"><text:p text:style-name="P10"><text:span text:style-name="T8">БДАС.450102.002 ІД</text:span></text:p><text:p text:style-name="P10"><text:span text:style-name="T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9" svg:x1="-0.94cm" svg:y1="26.552cm" svg:x2="17.334cm" svg:y2="26.554cm"><text:p/></draw:line><draw:line draw:name="Line 30" draw:style-name="gr3" draw:text-style-name="P9" svg:x1="-0.928cm" svg:y1="26.056cm" svg:x2="6.045cm" svg:y2="26.058cm"><text:p/></draw:line><draw:line draw:name="Line 31" draw:style-name="gr4" draw:text-style-name="P9" svg:x1="-0.942cm" svg:y1="25.555cm" svg:x2="6.033cm" svg:y2="25.557cm"><text:p/></draw:line><draw:line draw:name="Line 32" draw:style-name="gr4" draw:text-style-name="P9" svg:x1="-0.942cm" svg:y1="27.55cm" svg:x2="6.033cm" svg:y2="27.55cm"><text:p/></draw:line><draw:line draw:name="Line 33" draw:style-name="gr4" draw:text-style-name="P9" svg:x1="-0.942cm" svg:y1="27.049cm" svg:x2="6.033cm" svg:y2="27.051cm"><text:p/></draw:line><draw:g draw:name="Group 34" draw:style-name="gr13"><draw:custom-shape draw:name="Rectangle 35" draw:style-name="gr14" draw:text-style-name="P14" svg:width="3.523cm" svg:height="0.438cm" svg:x="-0.916cm" svg:y="26.601cm"><text:p text:style-name="P13"><text:span text:style-name="T7"><text:s/></text:span><text:span text:style-name="T7">Распрац. <text:s text:c="8"/>Буцьк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5" draw:text-style-name="P15" svg:width="4.264cm" svg:height="0.438cm" svg:x="2.781cm" svg:y="26.601cm"><text:p text:style-name="P13"><text:span text:style-name="T10">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3"><draw:custom-shape draw:name="Rectangle 38" draw:style-name="gr16" draw:text-style-name="P14" svg:width="1.945cm" svg:height="0.436cm" svg:x="-0.916cm" svg:y="27.092cm"><text:p text:style-name="P13"><text:span text:style-name="T7"><text:s/></text:span><text:span text:style-name="T7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14" svg:width="2.354cm" svg:height="0.436cm" svg:x="1.123cm" svg:y="27.092cm"><text:p text:style-name="P13"><text:span text:style-name="T7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3"><draw:custom-shape draw:name="Rectangle 41" draw:style-name="gr16" draw:text-style-name="P14" svg:width="1.945cm" svg:height="0.436cm" svg:x="-0.916cm" svg:y="27.594cm"><text:p text:style-name="P13"><text:span text:style-name="T7"><text:s/></text:span><text:span text:style-name="T7">Рэцэнз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7" draw:text-style-name="P9" svg:width="2.354cm" svg:height="0.436cm" svg:x="1.123cm" svg:y="27.59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3"><draw:custom-shape draw:name="Rectangle 44" draw:style-name="gr18" draw:text-style-name="P14" svg:width="1.945cm" svg:height="0.438cm" svg:x="-0.916cm" svg:y="28.083cm"><text:p text:style-name="P13"><text:span text:style-name="T7"><text:s/></text:span><text:span text:style-name="T7">Н. Ка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19" draw:text-style-name="P14" svg:width="2.354cm" svg:height="0.438cm" svg:x="1.123cm" svg:y="28.083cm"><text:p text:style-name="P13"><text:span text:style-name="T7">Боженк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3"><draw:custom-shape draw:name="Rectangle 47" draw:style-name="gr16" draw:text-style-name="P14" svg:width="1.945cm" svg:height="0.436cm" svg:x="-0.916cm" svg:y="28.572cm"><text:p text:style-name="P13"><text:span text:style-name="T7"><text:s/></text:span><text:span text:style-name="T7">Зацвярдж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14" svg:width="2.354cm" svg:height="0.436cm" svg:x="1.123cm" svg:y="28.572cm"><text:p text:style-name="P13"><text:span text:style-name="T7">Горбаде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9" svg:x1="12.051cm" svg:y1="26.564cm" svg:x2="12.053cm" svg:y2="29.027cm"><text:p/></draw:line><draw:custom-shape draw:name="Rectangle 50" draw:style-name="gr20" draw:text-style-name="P16" svg:width="5.758cm" svg:height="2.276cm" svg:x="6.175cm" svg:y="26.667cm"><text:p text:style-name="P10"><text:span text:style-name="T11">Канфігурацыйны файл</text:span><text:span text:style-name="T11"><text:line-break/></text:span><text:span text:style-name="T11">маршрутызатар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9" svg:x1="12.064cm" svg:y1="27.053cm" svg:x2="17.342cm" svg:y2="27.055cm"><text:p/></draw:line><draw:line draw:name="Line 52" draw:style-name="gr3" draw:text-style-name="P9" svg:x1="12.063cm" svg:y1="27.55cm" svg:x2="17.343cm" svg:y2="27.554cm"><text:p/></draw:line><draw:line draw:name="Line 53" draw:style-name="gr3" draw:text-style-name="P9" svg:x1="15.053cm" svg:y1="26.564cm" svg:x2="15.057cm" svg:y2="27.545cm"><text:p/></draw:line><draw:custom-shape draw:name="Rectangle 54" draw:style-name="gr10" draw:text-style-name="P11" svg:width="1.348cm" svg:height="0.436cm" svg:x="12.132cm" svg:y="26.587cm"><text:p text:style-name="P10"><text:span text:style-name="T7">Лі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1" draw:text-style-name="P11" svg:width="2.128cm" svg:height="0.436cm" svg:x="15.136cm" svg:y="26.587cm"><text:p text:style-name="P10"><text:span text:style-name="T7">Аркуша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1" draw:text-style-name="P18" svg:width="2.128cm" svg:height="0.436cm" svg:x="15.148cm" svg:y="27.106cm"><text:p text:style-name="P17"><text:span text:style-name="T12">6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9" svg:x1="12.552cm" svg:y1="27.063cm" svg:x2="12.554cm" svg:y2="27.541cm"><text:p/></draw:line><draw:line draw:name="Line 58" draw:style-name="gr4" draw:text-style-name="P9" svg:x1="13.052cm" svg:y1="27.065cm" svg:x2="13.054cm" svg:y2="27.543cm"><text:p/></draw:line><draw:custom-shape draw:name="Rectangle 59" draw:style-name="gr22" draw:text-style-name="P12" svg:width="5.132cm" svg:height="0.622cm" svg:x="12.132cm" svg:y="27.951cm"><text:p text:style-name="P10"><text:span text:style-name="T13">БДАС СП-741 </text:span></text:p><text:p text:style-name="P10"><text:span text:style-name="T1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3"><draw:custom-shape draw:name="Rectangle 38" draw:style-name="gr16" draw:text-style-name="P14" svg:width="1.945cm" svg:height="0.436cm" svg:x="-0.916cm" svg:y="27.092cm"><text:p text:style-name="P13"><text:span text:style-name="T7"><text:s/></text:span><text:span text:style-name="T7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7" draw:text-style-name="P14" svg:width="2.354cm" svg:height="0.436cm" svg:x="1.123cm" svg:y="27.092cm"><text:p text:style-name="P13"><text:span text:style-name="T7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Using 2579 out of 33554432 bytes</text:p>
      <text:p text:style-name="P1">! Last configuration change at 19:27:17 UTC Wed Apr 15 2020</text:p>
      <text:p text:style-name="P1">version 16.12</text:p>
      <text:p text:style-name="P1">service timestamps debug datetime msec</text:p>
      <text:p text:style-name="P1">service timestamps log datetime msec</text:p>
      <text:p text:style-name="P1">service call-home</text:p>
      <text:p text:style-name="P1">platform qfp utilization monitor load 80</text:p>
      <text:p text:style-name="P1">no platform punt-keepalive disable-kernel-core</text:p>
      <text:p text:style-name="P1">platform console serial</text:p>
      <text:p text:style-name="P1">hostname R1</text:p>
      <text:p text:style-name="P1">boot-start-marker</text:p>
      <text:p text:style-name="P1">boot-end-marker</text:p>
      <text:p text:style-name="P1">no logging console</text:p>
      <text:p text:style-name="P1">no logging monitor</text:p>
      <text:p text:style-name="P1">no aaa new-model</text:p>
      <text:p text:style-name="P1">call-home</text:p>
      <text:p text:style-name="P1"><text:s/>! If contact email address in call-home is configured as sch-smart-licensing@cisco.com</text:p>
      <text:p text:style-name="P1"><text:s/>! the email address configured in Cisco Smart License Portal</text:p>
      <text:p text:style-name="P1"><text:s/>! will be used as contact email address to send SCH notificatio.</text:p>
      <text:p text:style-name="P1"><text:s/>contact-email-addr sch-smart-licensing@cisco.com</text:p>
      <text:p text:style-name="P1"><text:s/>profile "CiscoTAC-1"</text:p>
      <text:p text:style-name="P1"><text:s text:c="2"/>active</text:p>
      <text:p text:style-name="P1"><text:s text:c="2"/>destination transport-method http</text:p>
      <text:p text:style-name="P1"><text:s text:c="2"/>no destination transport-method email</text:p>
      <text:p text:style-name="P1">ip domain name essay.by</text:p>
      <text:p text:style-name="P1">login on-success log</text:p>
      <text:p text:style-name="P1">subscriber templating</text:p>
      <text:p text:style-name="P1"/>
      <text:h text:style-name="P3" text:outline-level="1"><draw:g text:anchor-type="paragraph" draw:z-index="1" draw:style-name="gr23"><draw:line draw:name="Line 18" draw:style-name="gr3" draw:text-style-name="P9" svg:x1="15.928cm" svg:y1="25.58cm" svg:x2="15.937cm" svg:y2="27.079cm"><text:p/></draw:line><draw:g draw:style-name="gr13"><draw:line draw:name="Line 17" draw:style-name="gr3" draw:text-style-name="P9" svg:x1="6.049cm" svg:y1="25.594cm" svg:x2="6.053cm" svg:y2="27.062cm"><text:p/></draw:line><draw:g draw:style-name="gr13"><draw:line draw:name="Line 16" draw:style-name="gr3" draw:text-style-name="P9" svg:x1="5.051cm" svg:y1="25.58cm" svg:x2="5.051cm" svg:y2="27.055cm"><text:p/></draw:line><draw:g draw:style-name="gr13"><draw:g draw:style-name="gr13"><draw:line draw:name="Line 12" draw:style-name="gr3" draw:text-style-name="P9" svg:x1="-0.044cm" svg:y1="25.594cm" svg:x2="-0.042cm" svg:y2="27.062cm"><text:p/></draw:line><draw:line draw:name="Line 13" draw:style-name="gr3" draw:text-style-name="P9" svg:x1="-0.942cm" svg:y1="25.583cm" svg:x2="17.33cm" svg:y2="25.585cm"><text:p/></draw:line><draw:line draw:name="Line 14" draw:style-name="gr3" draw:text-style-name="P9" svg:x1="1.046cm" svg:y1="25.608cm" svg:x2="1.048cm" svg:y2="27.063cm"><text:p/></draw:line><draw:line draw:name="Line 15" draw:style-name="gr3" draw:text-style-name="P9" svg:x1="3.549cm" svg:y1="25.608cm" svg:x2="3.549cm" svg:y2="27.083cm"><text:p/></draw:line><draw:g draw:style-name="gr13"><draw:g draw:style-name="gr13"><draw:custom-shape draw:name="Rectangle 21" draw:style-name="gr5" draw:text-style-name="P11" svg:width="0.807cm" svg:height="0.436cm" svg:x="-0.902cm" svg:y="26.574cm"><text:p text:style-name="P10"><text:span text:style-name="T7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1" svg:width="1.006cm" svg:height="0.436cm" svg:x="0.01cm" svg:y="26.601cm"><text:p text:style-name="P10"><text:span text:style-name="T7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1" svg:width="2.354cm" svg:height="0.436cm" svg:x="1.123cm" svg:y="26.601cm"><text:p text:style-name="P10"><text:span text:style-name="T7">№ </text:span><text:span text:style-name="T7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1" svg:width="1.403cm" svg:height="0.436cm" svg:x="3.609cm" svg:y="26.601cm"><text:p text:style-name="P10"><text:span text:style-name="T7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1" svg:width="0.914cm" svg:height="0.436cm" svg:x="5.092cm" svg:y="26.601cm"><text:p text:style-name="P10"><text:span text:style-name="T7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3"><draw:custom-shape draw:name="Rectangle 11" draw:style-name="gr24" draw:text-style-name="P9" svg:width="18.301cm" svg:height="28.308cm" svg:x="-0.951cm" svg:y="-1.2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25" draw:text-style-name="P12" svg:width="9.884cm" svg:height="0.675cm" svg:x="6.053cm" svg:y="25.964cm"><text:p text:style-name="P10"><text:span text:style-name="T8">БДАС.450102.002 ІД</text:span></text:p><text:p text:style-name="P10"><text:span text:style-name="T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9" svg:x1="-0.928cm" svg:y1="26.585cm" svg:x2="6.044cm" svg:y2="26.587cm"><text:p/></draw:line><draw:line draw:name="Line 31" draw:style-name="gr4" draw:text-style-name="P9" svg:x1="-0.942cm" svg:y1="26.079cm" svg:x2="6.032cm" svg:y2="26.081cm"><text:p/></draw:line></draw:g><draw:g draw:style-name="gr13"><draw:line draw:name="Line 51" draw:style-name="gr3" draw:text-style-name="P9" svg:x1="15.926cm" svg:y1="26.259cm" svg:x2="17.348cm" svg:y2="26.261cm"><text:p/></draw:line><draw:custom-shape draw:name="Rectangle 26" draw:style-name="gr26" draw:text-style-name="P11" svg:width="1.348cm" svg:height="0.678cm" svg:x="15.928cm" svg:y="25.68cm"><text:p text:style-name="P10"><text:span text:style-name="T7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26" draw:text-style-name="P11" svg:width="1.348cm" svg:height="0.678cm" svg:x="15.928cm" svg:y="26.421cm"><text:p text:style-name="P10"><text:span text:style-name="T7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<text:bookmark-start text:name="_Toc5147586801"/><text:span text:style-name="T1">Д</text:span><text:bookmark-end text:name="_Toc5147586801"/><text:span text:style-name="T1">АДАТ</text:span><text:span text:style-name="T2">АК</text:span><text:span text:style-name="T1"> </text:span><text:span text:style-name="T4">E</text:span></text:h>
      <text:h text:style-name="P6" text:outline-level="1">multilink bundle-name authenticated</text:h>
      <text:h text:style-name="P6" text:outline-level="1">crypto pki trustpoint TP-self-signed-1751521838</text:h>
      <text:h text:style-name="P6" text:outline-level="1"><text:s/>enrollment selfsigned</text:h>
      <text:h text:style-name="P6" text:outline-level="1"><text:s/>subject-name cn=IOS-Self-Signed-Certificate-1751521838</text:h>
      <text:h text:style-name="P6" text:outline-level="1"><text:s/>revocation-check none</text:h>
      <text:h text:style-name="P6" text:outline-level="1"><text:s/>rsakeypair TP-self-signed-1751521838</text:h>
      <text:h text:style-name="P6" text:outline-level="1">crypto pki trustpoint SLA-TrustPoint</text:h>
      <text:h text:style-name="P6" text:outline-level="1"><text:s/>enrollment pkcs12</text:h>
      <text:h text:style-name="P6" text:outline-level="1"><text:s/>revocation-check crl</text:h>
      <text:h text:style-name="P6" text:outline-level="1">crypto pki certificate chain TP-self-signed-1751521838</text:h>
      <text:h text:style-name="P6" text:outline-level="1"><text:s/>certificate self-signed 01 nvram:IOS-Self-Sig#1.cer</text:h>
      <text:h text:style-name="P6" text:outline-level="1">crypto pki certificate chain SLA-TrustPoint</text:h>
      <text:h text:style-name="P6" text:outline-level="1"><text:s/>certificate ca 01 nvram:CiscoLicensi#1CA.cer</text:h>
      <text:h text:style-name="P6" text:outline-level="1">license udi pid CSR1000V sn 915L25MI4CS</text:h>
      <text:h text:style-name="P6" text:outline-level="1">diagnostic bootup level minimal</text:h>
      <text:h text:style-name="P6" text:outline-level="1">memory free low-watermark processor 72406</text:h>
      <text:h text:style-name="P6" text:outline-level="1">et-analytics</text:h>
      <text:h text:style-name="P6" text:outline-level="1">spanning-tree extend system-id</text:h>
      <text:h text:style-name="P6" text:outline-level="1">username dranser privilege 15 password 0 cisco</text:h>
      <text:h text:style-name="P6" text:outline-level="1">redundancy</text:h>
      <text:h text:style-name="P6" text:outline-level="1">interface GigabitEthernet1</text:h>
      <text:h text:style-name="P6" text:outline-level="1"><text:s/>bandwidth 1000</text:h>
      <text:h text:style-name="P6" text:outline-level="1"><text:s/>ip address 172.31.1.10 255.255.255.0</text:h>
      <text:h text:style-name="P6" text:outline-level="1"><text:s/>load-interval 30</text:h>
      <text:h text:style-name="P6" text:outline-level="1"><text:s/>negotiation auto</text:h>
      <text:h text:style-name="P6" text:outline-level="1"><text:s/>no mop enabled</text:h>
      <text:h text:style-name="P6" text:outline-level="1"><text:s/>no mop sysid</text:h>
      <text:h text:style-name="P6" text:outline-level="1"/>
      <text:h text:style-name="P4" text:outline-level="1"><draw:g text:anchor-type="paragraph" draw:z-index="2" draw:style-name="gr23"><draw:line draw:name="Line 18" draw:style-name="gr3" draw:text-style-name="P9" svg:x1="15.928cm" svg:y1="25.58cm" svg:x2="15.937cm" svg:y2="27.079cm"><text:p/></draw:line><draw:g draw:style-name="gr13"><draw:line draw:name="Line 17" draw:style-name="gr3" draw:text-style-name="P9" svg:x1="6.049cm" svg:y1="25.594cm" svg:x2="6.053cm" svg:y2="27.062cm"><text:p/></draw:line><draw:g draw:style-name="gr13"><draw:line draw:name="Line 16" draw:style-name="gr3" draw:text-style-name="P9" svg:x1="5.051cm" svg:y1="25.58cm" svg:x2="5.051cm" svg:y2="27.055cm"><text:p/></draw:line><draw:g draw:style-name="gr13"><draw:g draw:style-name="gr13"><draw:line draw:name="Line 12" draw:style-name="gr3" draw:text-style-name="P9" svg:x1="-0.044cm" svg:y1="25.594cm" svg:x2="-0.042cm" svg:y2="27.062cm"><text:p/></draw:line><draw:line draw:name="Line 13" draw:style-name="gr3" draw:text-style-name="P9" svg:x1="-0.942cm" svg:y1="25.583cm" svg:x2="17.33cm" svg:y2="25.585cm"><text:p/></draw:line><draw:line draw:name="Line 14" draw:style-name="gr3" draw:text-style-name="P9" svg:x1="1.046cm" svg:y1="25.608cm" svg:x2="1.048cm" svg:y2="27.063cm"><text:p/></draw:line><draw:line draw:name="Line 15" draw:style-name="gr3" draw:text-style-name="P9" svg:x1="3.549cm" svg:y1="25.608cm" svg:x2="3.549cm" svg:y2="27.083cm"><text:p/></draw:line><draw:g draw:style-name="gr13"><draw:g draw:style-name="gr13"><draw:custom-shape draw:name="Rectangle 21" draw:style-name="gr5" draw:text-style-name="P11" svg:width="0.807cm" svg:height="0.436cm" svg:x="-0.902cm" svg:y="26.574cm"><text:p text:style-name="P10"><text:span text:style-name="T7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1" svg:width="1.006cm" svg:height="0.436cm" svg:x="0.01cm" svg:y="26.601cm"><text:p text:style-name="P10"><text:span text:style-name="T7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1" svg:width="2.354cm" svg:height="0.436cm" svg:x="1.123cm" svg:y="26.601cm"><text:p text:style-name="P10"><text:span text:style-name="T7">№ </text:span><text:span text:style-name="T7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1" svg:width="1.403cm" svg:height="0.436cm" svg:x="3.609cm" svg:y="26.601cm"><text:p text:style-name="P10"><text:span text:style-name="T7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1" svg:width="0.914cm" svg:height="0.436cm" svg:x="5.092cm" svg:y="26.601cm"><text:p text:style-name="P10"><text:span text:style-name="T7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3"><draw:custom-shape draw:name="Rectangle 11" draw:style-name="gr24" draw:text-style-name="P9" svg:width="18.301cm" svg:height="28.308cm" svg:x="-0.951cm" svg:y="-1.2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25" draw:text-style-name="P12" svg:width="9.884cm" svg:height="0.675cm" svg:x="6.053cm" svg:y="25.964cm"><text:p text:style-name="P10"><text:span text:style-name="T8">БДАС.450102.002 ІД</text:span></text:p><text:p text:style-name="P10"><text:span text:style-name="T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9" svg:x1="-0.928cm" svg:y1="26.585cm" svg:x2="6.044cm" svg:y2="26.587cm"><text:p/></draw:line><draw:line draw:name="Line 31" draw:style-name="gr4" draw:text-style-name="P9" svg:x1="-0.942cm" svg:y1="26.079cm" svg:x2="6.032cm" svg:y2="26.081cm"><text:p/></draw:line></draw:g><draw:g draw:style-name="gr13"><draw:line draw:name="Line 51" draw:style-name="gr3" draw:text-style-name="P9" svg:x1="15.926cm" svg:y1="26.259cm" svg:x2="17.348cm" svg:y2="26.261cm"><text:p/></draw:line><draw:custom-shape draw:name="Rectangle 26" draw:style-name="gr26" draw:text-style-name="P11" svg:width="1.348cm" svg:height="0.678cm" svg:x="15.928cm" svg:y="25.68cm"><text:p text:style-name="P10"><text:span text:style-name="T7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26" draw:text-style-name="P11" svg:width="1.348cm" svg:height="0.678cm" svg:x="15.928cm" svg:y="26.421cm"><text:p text:style-name="P10"><text:span text:style-name="T7">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ДАДАТАК <text:span text:style-name="T5">E</text:span></text:h>
      <text:h text:style-name="P7" text:outline-level="1"><text:s/>interface GigabitEthernet2</text:h>
      <text:h text:style-name="P7" text:outline-level="1"><text:s/>bandwidth 1000</text:h>
      <text:h text:style-name="P7" text:outline-level="1"><text:s/>ip address 192.168.254.1 255.255.255.0</text:h>
      <text:h text:style-name="P7" text:outline-level="1"><text:s/>negotiation auto</text:h>
      <text:h text:style-name="P7" text:outline-level="1"><text:s/>no mop enabled</text:h>
      <text:h text:style-name="P7" text:outline-level="1"><text:s/>no mop sysid</text:h>
      <text:h text:style-name="P7" text:outline-level="1">interface GigabitEthernet3</text:h>
      <text:h text:style-name="P7" text:outline-level="1"><text:s/>bandwidth 1000</text:h>
      <text:h text:style-name="P7" text:outline-level="1"><text:s/>ip address 10.10.22.11 255.255.255.0</text:h>
      <text:h text:style-name="P7" text:outline-level="1"><text:s/>negotiation auto</text:h>
      <text:h text:style-name="P7" text:outline-level="1"><text:s/>no mop enabled</text:h>
      <text:h text:style-name="P7" text:outline-level="1"><text:s/>no mop sysid</text:h>
      <text:h text:style-name="P7" text:outline-level="1">router eigrp 1</text:h>
      <text:h text:style-name="P7" text:outline-level="1"><text:s/>metric weights 0 1 1 1 0 0</text:h>
      <text:h text:style-name="P7" text:outline-level="1"><text:s/>default-metric 10 10 255 10 600</text:h>
      <text:h text:style-name="P7" text:outline-level="1"><text:s/>network 10.10.22.0 0.0.0.255</text:h>
      <text:h text:style-name="P7" text:outline-level="1"><text:s/>network 172.31.1.0 0.0.0.255</text:h>
      <text:h text:style-name="P7" text:outline-level="1"><text:s/>network 192.168.254.0</text:h>
      <text:h text:style-name="P7" text:outline-level="1">virtual-service csr_mgmt</text:h>
      <text:h text:style-name="P7" text:outline-level="1"><text:s/>ip shared host-interface GigabitEthernet1</text:h>
      <text:h text:style-name="P7" text:outline-level="1">ip forward-protocol nd</text:h>
      <text:h text:style-name="P7" text:outline-level="1">ip http server</text:h>
      <text:h text:style-name="P7" text:outline-level="1">ip http authentication local</text:h>
      <text:h text:style-name="P7" text:outline-level="1">ip http secure-server</text:h>
      <text:h text:style-name="P7" text:outline-level="1">control-plane</text:h>
      <text:h text:style-name="P7" text:outline-level="1">line con 0</text:h>
      <text:h text:style-name="P7" text:outline-level="1"><text:s/>stopbits 1</text:h>
      <text:h text:style-name="P7" text:outline-level="1">line vty 0 4</text:h>
      <text:h text:style-name="P7" text:outline-level="1"><text:s/>login local</text:h>
      <text:h text:style-name="P7" text:outline-level="1"><text:s/>transport input ssh</text:h>
      <text:h text:style-name="P7" text:outline-level="1">restconf</text:h>
      <text:h text:style-name="P7" text:outline-level="1">end</text:h>
      <text:h text:style-name="P4" text:outline-level="1"><draw:g text:anchor-type="paragraph" draw:z-index="3" draw:style-name="gr23"><draw:line draw:name="Line 18" draw:style-name="gr3" draw:text-style-name="P9" svg:x1="15.928cm" svg:y1="25.58cm" svg:x2="15.937cm" svg:y2="27.079cm"><text:p/></draw:line><draw:g draw:style-name="gr13"><draw:line draw:name="Line 17" draw:style-name="gr3" draw:text-style-name="P9" svg:x1="6.049cm" svg:y1="25.594cm" svg:x2="6.053cm" svg:y2="27.062cm"><text:p/></draw:line><draw:g draw:style-name="gr13"><draw:line draw:name="Line 16" draw:style-name="gr3" draw:text-style-name="P9" svg:x1="5.051cm" svg:y1="25.58cm" svg:x2="5.051cm" svg:y2="27.055cm"><text:p/></draw:line><draw:g draw:style-name="gr13"><draw:g draw:style-name="gr13"><draw:line draw:name="Line 12" draw:style-name="gr3" draw:text-style-name="P9" svg:x1="-0.044cm" svg:y1="25.594cm" svg:x2="-0.042cm" svg:y2="27.062cm"><text:p/></draw:line><draw:line draw:name="Line 13" draw:style-name="gr3" draw:text-style-name="P9" svg:x1="-0.942cm" svg:y1="25.583cm" svg:x2="17.33cm" svg:y2="25.585cm"><text:p/></draw:line><draw:line draw:name="Line 14" draw:style-name="gr3" draw:text-style-name="P9" svg:x1="1.046cm" svg:y1="25.608cm" svg:x2="1.048cm" svg:y2="27.063cm"><text:p/></draw:line><draw:line draw:name="Line 15" draw:style-name="gr3" draw:text-style-name="P9" svg:x1="3.549cm" svg:y1="25.608cm" svg:x2="3.549cm" svg:y2="27.083cm"><text:p/></draw:line><draw:g draw:style-name="gr13"><draw:g draw:style-name="gr13"><draw:custom-shape draw:name="Rectangle 21" draw:style-name="gr5" draw:text-style-name="P11" svg:width="0.807cm" svg:height="0.436cm" svg:x="-0.902cm" svg:y="26.574cm"><text:p text:style-name="P10"><text:span text:style-name="T7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1" svg:width="1.006cm" svg:height="0.436cm" svg:x="0.01cm" svg:y="26.601cm"><text:p text:style-name="P10"><text:span text:style-name="T7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1" svg:width="2.354cm" svg:height="0.436cm" svg:x="1.123cm" svg:y="26.601cm"><text:p text:style-name="P10"><text:span text:style-name="T7">№ </text:span><text:span text:style-name="T7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1" svg:width="1.403cm" svg:height="0.436cm" svg:x="3.609cm" svg:y="26.601cm"><text:p text:style-name="P10"><text:span text:style-name="T7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1" svg:width="0.914cm" svg:height="0.436cm" svg:x="5.092cm" svg:y="26.601cm"><text:p text:style-name="P10"><text:span text:style-name="T7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3"><draw:custom-shape draw:name="Rectangle 11" draw:style-name="gr24" draw:text-style-name="P9" svg:width="18.301cm" svg:height="28.308cm" svg:x="-0.951cm" svg:y="-1.2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25" draw:text-style-name="P12" svg:width="9.884cm" svg:height="0.675cm" svg:x="6.053cm" svg:y="25.964cm"><text:p text:style-name="P10"><text:span text:style-name="T8">БДАС.450102.002 ІД</text:span></text:p><text:p text:style-name="P10"><text:span text:style-name="T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9" svg:x1="-0.928cm" svg:y1="26.585cm" svg:x2="6.044cm" svg:y2="26.587cm"><text:p/></draw:line><draw:line draw:name="Line 31" draw:style-name="gr4" draw:text-style-name="P9" svg:x1="-0.942cm" svg:y1="26.079cm" svg:x2="6.032cm" svg:y2="26.081cm"><text:p/></draw:line></draw:g><draw:g draw:style-name="gr13"><draw:line draw:name="Line 51" draw:style-name="gr3" draw:text-style-name="P9" svg:x1="15.926cm" svg:y1="26.259cm" svg:x2="17.348cm" svg:y2="26.261cm"><text:p/></draw:line><draw:custom-shape draw:name="Rectangle 26" draw:style-name="gr26" draw:text-style-name="P11" svg:width="1.348cm" svg:height="0.678cm" svg:x="15.928cm" svg:y="25.68cm"><text:p text:style-name="P10"><text:span text:style-name="T7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26" draw:text-style-name="P11" svg:width="1.348cm" svg:height="0.678cm" svg:x="15.928cm" svg:y="26.421cm"><text:p text:style-name="P10"><text:span text:style-name="T7">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ДАДАТАК <text:span text:style-name="T5">E</text:span></text:h>
      <text:h text:style-name="P7" text:outline-level="1">Using 1919 out of 32768 bytes</text:h>
      <text:h text:style-name="P7" text:outline-level="1">version 15.4</text:h>
      <text:h text:style-name="P7" text:outline-level="1">service timestamps debug datetime msec</text:h>
      <text:h text:style-name="P7" text:outline-level="1">service timestamps log datetime msec</text:h>
      <text:h text:style-name="P7" text:outline-level="1">no service password-encryption</text:h>
      <text:h text:style-name="P7" text:outline-level="1">hostname R2</text:h>
      <text:h text:style-name="P7" text:outline-level="1">boot-start-marker</text:h>
      <text:h text:style-name="P7" text:outline-level="1">boot-end-marker</text:h>
      <text:h text:style-name="P7" text:outline-level="1">aqm-register-fnf</text:h>
      <text:h text:style-name="P7" text:outline-level="1">no aaa new-model</text:h>
      <text:h text:style-name="P7" text:outline-level="1">clock timezone +03 3 0</text:h>
      <text:h text:style-name="P7" text:outline-level="1">mmi polling-interval 60</text:h>
      <text:h text:style-name="P7" text:outline-level="1">no mmi auto-configure</text:h>
      <text:h text:style-name="P7" text:outline-level="1">no mmi pvc</text:h>
      <text:h text:style-name="P7" text:outline-level="1">mmi snmp-timeout 180</text:h>
      <text:h text:style-name="P7" text:outline-level="1">no ip icmp rate-limit unreachable</text:h>
      <text:h text:style-name="P7" text:outline-level="1">no ip domain lookup</text:h>
      <text:h text:style-name="P7" text:outline-level="1">ip cef</text:h>
      <text:h text:style-name="P7" text:outline-level="1">no ipv6 cef</text:h>
      <text:h text:style-name="P7" text:outline-level="1">multilink bundle-name authenticated</text:h>
      <text:h text:style-name="P7" text:outline-level="1">redundancy</text:h>
      <text:h text:style-name="P7" text:outline-level="1">ip tcp synwait-time 5</text:h>
      <text:h text:style-name="P7" text:outline-level="1">interface Ethernet0/0</text:h>
      <text:h text:style-name="P7" text:outline-level="1"><text:s/>ip address 192.168.254.2 255.255.255.0</text:h>
      <text:h text:style-name="P7" text:outline-level="1">interface Ethernet0/1</text:h>
      <text:h text:style-name="P7" text:outline-level="1"><text:s/>ip address 10.10.11.11 255.255.255.0</text:h>
      <text:h text:style-name="P7" text:outline-level="1">router eigrp 1</text:h>
      <text:h text:style-name="P7" text:outline-level="1"><text:s/>metric weights 0 1 1 1 0 0</text:h>
      <text:h text:style-name="P7" text:outline-level="1"><text:s/>network 10.10.11.0 0.0.0.255</text:h>
      <text:h text:style-name="P7" text:outline-level="1"><text:s/>network 192.168.254.0</text:h>
      <text:h text:style-name="P7" text:outline-level="1">ip forward-protocol nd</text:h>
      <text:h text:style-name="P7" text:outline-level="1">no ip http server</text:h>
      <text:h text:style-name="P7" text:outline-level="1">no ip http secure-server</text:h>
      <text:h text:style-name="P4" text:outline-level="1"><draw:g text:anchor-type="paragraph" draw:z-index="4" draw:style-name="gr23"><draw:line draw:name="Line 18" draw:style-name="gr3" draw:text-style-name="P9" svg:x1="15.928cm" svg:y1="25.58cm" svg:x2="15.937cm" svg:y2="27.079cm"><text:p/></draw:line><draw:g draw:style-name="gr13"><draw:line draw:name="Line 17" draw:style-name="gr3" draw:text-style-name="P9" svg:x1="6.049cm" svg:y1="25.594cm" svg:x2="6.053cm" svg:y2="27.062cm"><text:p/></draw:line><draw:g draw:style-name="gr13"><draw:line draw:name="Line 16" draw:style-name="gr3" draw:text-style-name="P9" svg:x1="5.051cm" svg:y1="25.58cm" svg:x2="5.051cm" svg:y2="27.055cm"><text:p/></draw:line><draw:g draw:style-name="gr13"><draw:g draw:style-name="gr13"><draw:line draw:name="Line 12" draw:style-name="gr3" draw:text-style-name="P9" svg:x1="-0.044cm" svg:y1="25.594cm" svg:x2="-0.042cm" svg:y2="27.062cm"><text:p/></draw:line><draw:line draw:name="Line 13" draw:style-name="gr3" draw:text-style-name="P9" svg:x1="-0.942cm" svg:y1="25.583cm" svg:x2="17.33cm" svg:y2="25.585cm"><text:p/></draw:line><draw:line draw:name="Line 14" draw:style-name="gr3" draw:text-style-name="P9" svg:x1="1.046cm" svg:y1="25.608cm" svg:x2="1.048cm" svg:y2="27.063cm"><text:p/></draw:line><draw:line draw:name="Line 15" draw:style-name="gr3" draw:text-style-name="P9" svg:x1="3.549cm" svg:y1="25.608cm" svg:x2="3.549cm" svg:y2="27.083cm"><text:p/></draw:line><draw:g draw:style-name="gr13"><draw:g draw:style-name="gr13"><draw:custom-shape draw:name="Rectangle 21" draw:style-name="gr5" draw:text-style-name="P11" svg:width="0.807cm" svg:height="0.436cm" svg:x="-0.902cm" svg:y="26.574cm"><text:p text:style-name="P10"><text:span text:style-name="T7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1" svg:width="1.006cm" svg:height="0.436cm" svg:x="0.01cm" svg:y="26.601cm"><text:p text:style-name="P10"><text:span text:style-name="T7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1" svg:width="2.354cm" svg:height="0.436cm" svg:x="1.123cm" svg:y="26.601cm"><text:p text:style-name="P10"><text:span text:style-name="T7">№ </text:span><text:span text:style-name="T7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1" svg:width="1.403cm" svg:height="0.436cm" svg:x="3.609cm" svg:y="26.601cm"><text:p text:style-name="P10"><text:span text:style-name="T7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1" svg:width="0.914cm" svg:height="0.436cm" svg:x="5.092cm" svg:y="26.601cm"><text:p text:style-name="P10"><text:span text:style-name="T7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3"><draw:custom-shape draw:name="Rectangle 11" draw:style-name="gr24" draw:text-style-name="P9" svg:width="18.301cm" svg:height="28.308cm" svg:x="-0.951cm" svg:y="-1.2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25" draw:text-style-name="P12" svg:width="9.884cm" svg:height="0.675cm" svg:x="6.053cm" svg:y="25.964cm"><text:p text:style-name="P10"><text:span text:style-name="T8">БДАС.450102.002 ІД</text:span></text:p><text:p text:style-name="P10"><text:span text:style-name="T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9" svg:x1="-0.928cm" svg:y1="26.585cm" svg:x2="6.044cm" svg:y2="26.587cm"><text:p/></draw:line><draw:line draw:name="Line 31" draw:style-name="gr4" draw:text-style-name="P9" svg:x1="-0.942cm" svg:y1="26.079cm" svg:x2="6.032cm" svg:y2="26.081cm"><text:p/></draw:line></draw:g><draw:g draw:style-name="gr13"><draw:line draw:name="Line 51" draw:style-name="gr3" draw:text-style-name="P9" svg:x1="15.926cm" svg:y1="26.259cm" svg:x2="17.348cm" svg:y2="26.261cm"><text:p/></draw:line><draw:custom-shape draw:name="Rectangle 26" draw:style-name="gr26" draw:text-style-name="P11" svg:width="1.348cm" svg:height="0.678cm" svg:x="15.928cm" svg:y="25.68cm"><text:p text:style-name="P10"><text:span text:style-name="T7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26" draw:text-style-name="P11" svg:width="1.348cm" svg:height="0.678cm" svg:x="15.928cm" svg:y="26.421cm"><text:p text:style-name="P10"><text:span text:style-name="T7">5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ДАДАТАК E</text:h>
      <text:h text:style-name="P7" text:outline-level="1">line con 0</text:h>
      <text:h text:style-name="P7" text:outline-level="1"><text:s/>exec-timeout 0 0</text:h>
      <text:h text:style-name="P7" text:outline-level="1"><text:s/>privilege level 15</text:h>
      <text:h text:style-name="P7" text:outline-level="1"><text:s/>logging synchronous</text:h>
      <text:h text:style-name="P7" text:outline-level="1">line aux 0</text:h>
      <text:h text:style-name="P7" text:outline-level="1"><text:s/>exec-timeout 0 0</text:h>
      <text:h text:style-name="P7" text:outline-level="1"><text:s/>privilege level 15</text:h>
      <text:h text:style-name="P7" text:outline-level="1"><text:s/>logging synchronous</text:h>
      <text:h text:style-name="P7" text:outline-level="1">line vty 0 4</text:h>
      <text:h text:style-name="P7" text:outline-level="1"><text:s/>login</text:h>
      <text:h text:style-name="P7" text:outline-level="1"><text:s/>transport input none</text:h>
      <text:h text:style-name="P7" text:outline-level="1"><text:span text:style-name="T6">e</text:span>nd</text:h>
      <text:h text:style-name="P7" text:outline-level="1">Using 2014 out of 32768 bytes</text:h>
      <text:h text:style-name="P7" text:outline-level="1">version 15.4</text:h>
      <text:h text:style-name="P7" text:outline-level="1">service timestamps debug datetime msec</text:h>
      <text:h text:style-name="P7" text:outline-level="1">service timestamps log datetime msec</text:h>
      <text:h text:style-name="P7" text:outline-level="1">no service password-encryption</text:h>
      <text:h text:style-name="P7" text:outline-level="1">hostname R3</text:h>
      <text:h text:style-name="P7" text:outline-level="1">boot-start-marker</text:h>
      <text:h text:style-name="P7" text:outline-level="1">boot-end-marker</text:h>
      <text:h text:style-name="P7" text:outline-level="1">aqm-register-fnf</text:h>
      <text:h text:style-name="P7" text:outline-level="1">no aaa new-model</text:h>
      <text:h text:style-name="P7" text:outline-level="1">clock timezone +03 3 0</text:h>
      <text:h text:style-name="P7" text:outline-level="1">mmi polling-interval 60</text:h>
      <text:h text:style-name="P7" text:outline-level="1">no mmi auto-configure</text:h>
      <text:h text:style-name="P7" text:outline-level="1">no mmi pvc</text:h>
      <text:h text:style-name="P7" text:outline-level="1">mmi snmp-timeout 180</text:h>
      <text:h text:style-name="P7" text:outline-level="1">no ip icmp rate-limit unreachable</text:h>
      <text:h text:style-name="P7" text:outline-level="1">no ip domain lookup</text:h>
      <text:h text:style-name="P7" text:outline-level="1">ip cef</text:h>
      <text:h text:style-name="P7" text:outline-level="1">no ipv6 cef</text:h>
      <text:h text:style-name="P7" text:outline-level="1">multilink bundle-name authenticated</text:h>
      <text:h text:style-name="P7" text:outline-level="1">redundancy</text:h>
      <text:h text:style-name="P5" text:outline-level="1"><draw:g text:anchor-type="paragraph" draw:z-index="5" draw:style-name="gr23"><draw:line draw:name="Line 18" draw:style-name="gr3" draw:text-style-name="P9" svg:x1="15.928cm" svg:y1="25.58cm" svg:x2="15.937cm" svg:y2="27.079cm"><text:p/></draw:line><draw:g draw:style-name="gr13"><draw:line draw:name="Line 17" draw:style-name="gr3" draw:text-style-name="P9" svg:x1="6.049cm" svg:y1="25.594cm" svg:x2="6.053cm" svg:y2="27.062cm"><text:p/></draw:line><draw:g draw:style-name="gr13"><draw:line draw:name="Line 16" draw:style-name="gr3" draw:text-style-name="P9" svg:x1="5.051cm" svg:y1="25.58cm" svg:x2="5.051cm" svg:y2="27.055cm"><text:p/></draw:line><draw:g draw:style-name="gr13"><draw:g draw:style-name="gr13"><draw:line draw:name="Line 12" draw:style-name="gr3" draw:text-style-name="P9" svg:x1="-0.044cm" svg:y1="25.594cm" svg:x2="-0.042cm" svg:y2="27.062cm"><text:p/></draw:line><draw:line draw:name="Line 13" draw:style-name="gr3" draw:text-style-name="P9" svg:x1="-0.942cm" svg:y1="25.583cm" svg:x2="17.33cm" svg:y2="25.585cm"><text:p/></draw:line><draw:line draw:name="Line 14" draw:style-name="gr3" draw:text-style-name="P9" svg:x1="1.046cm" svg:y1="25.608cm" svg:x2="1.048cm" svg:y2="27.063cm"><text:p/></draw:line><draw:line draw:name="Line 15" draw:style-name="gr3" draw:text-style-name="P9" svg:x1="3.549cm" svg:y1="25.608cm" svg:x2="3.549cm" svg:y2="27.083cm"><text:p/></draw:line><draw:g draw:style-name="gr13"><draw:g draw:style-name="gr13"><draw:custom-shape draw:name="Rectangle 21" draw:style-name="gr5" draw:text-style-name="P11" svg:width="0.807cm" svg:height="0.436cm" svg:x="-0.902cm" svg:y="26.574cm"><text:p text:style-name="P10"><text:span text:style-name="T7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11" svg:width="1.006cm" svg:height="0.436cm" svg:x="0.01cm" svg:y="26.601cm"><text:p text:style-name="P10"><text:span text:style-name="T7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11" svg:width="2.354cm" svg:height="0.436cm" svg:x="1.123cm" svg:y="26.601cm"><text:p text:style-name="P10"><text:span text:style-name="T7">№ </text:span><text:span text:style-name="T7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11" svg:width="1.403cm" svg:height="0.436cm" svg:x="3.609cm" svg:y="26.601cm"><text:p text:style-name="P10"><text:span text:style-name="T7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11" svg:width="0.914cm" svg:height="0.436cm" svg:x="5.092cm" svg:y="26.601cm"><text:p text:style-name="P10"><text:span text:style-name="T7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3"><draw:custom-shape draw:name="Rectangle 11" draw:style-name="gr24" draw:text-style-name="P9" svg:width="18.301cm" svg:height="28.308cm" svg:x="-0.951cm" svg:y="-1.2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25" draw:text-style-name="P12" svg:width="9.884cm" svg:height="0.675cm" svg:x="6.053cm" svg:y="25.964cm"><text:p text:style-name="P10"><text:span text:style-name="T8">БДАС.450102.002 ІД</text:span></text:p><text:p text:style-name="P10"><text:span text:style-name="T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9" svg:x1="-0.928cm" svg:y1="26.585cm" svg:x2="6.044cm" svg:y2="26.587cm"><text:p/></draw:line><draw:line draw:name="Line 31" draw:style-name="gr4" draw:text-style-name="P9" svg:x1="-0.942cm" svg:y1="26.079cm" svg:x2="6.032cm" svg:y2="26.081cm"><text:p/></draw:line></draw:g><draw:g draw:style-name="gr13"><draw:line draw:name="Line 51" draw:style-name="gr3" draw:text-style-name="P9" svg:x1="15.926cm" svg:y1="26.259cm" svg:x2="17.348cm" svg:y2="26.261cm"><text:p/></draw:line><draw:custom-shape draw:name="Rectangle 26" draw:style-name="gr26" draw:text-style-name="P11" svg:width="1.348cm" svg:height="0.678cm" svg:x="15.928cm" svg:y="25.68cm"><text:p text:style-name="P10"><text:span text:style-name="T7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26" draw:text-style-name="P11" svg:width="1.348cm" svg:height="0.678cm" svg:x="15.928cm" svg:y="26.421cm"><text:p text:style-name="P10"><text:span text:style-name="T7">6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ДАДАТАК E</text:h>
      <text:h text:style-name="P8" text:outline-level="1">ip tcp synwait-time 5</text:h>
      <text:h text:style-name="P8" text:outline-level="1">interface Loopback1</text:h>
      <text:h text:style-name="P8" text:outline-level="1"><text:s/>ip address 10.10.33.33 255.255.255.0</text:h>
      <text:h text:style-name="P8" text:outline-level="1">interface Ethernet0/0</text:h>
      <text:h text:style-name="P8" text:outline-level="1"><text:s/>ip address 10.10.11.22 255.255.255.0</text:h>
      <text:h text:style-name="P8" text:outline-level="1">interface Ethernet0/1</text:h>
      <text:h text:style-name="P8" text:outline-level="1"><text:s/>ip address 10.10.22.22 255.255.255.0</text:h>
      <text:h text:style-name="P8" text:outline-level="1">router eigrp 1</text:h>
      <text:h text:style-name="P8" text:outline-level="1"><text:s/>metric weights 0 1 1 1 0 0</text:h>
      <text:h text:style-name="P8" text:outline-level="1"><text:s/>network 10.10.11.0 0.0.0.255</text:h>
      <text:h text:style-name="P8" text:outline-level="1"><text:s/>network 10.10.22.0 0.0.0.255</text:h>
      <text:h text:style-name="P8" text:outline-level="1"><text:s/>network 10.10.33.0 0.0.0.255</text:h>
      <text:h text:style-name="P8" text:outline-level="1">ip forward-protocol nd</text:h>
      <text:h text:style-name="P8" text:outline-level="1">no ip http server</text:h>
      <text:h text:style-name="P8" text:outline-level="1">no ip http secure-server</text:h>
      <text:h text:style-name="P8" text:outline-level="1">control-plane</text:h>
      <text:h text:style-name="P8" text:outline-level="1">line con 0</text:h>
      <text:h text:style-name="P8" text:outline-level="1"><text:s/>exec-timeout 0 0</text:h>
      <text:h text:style-name="P8" text:outline-level="1"><text:s/>privilege level 15</text:h>
      <text:h text:style-name="P8" text:outline-level="1"><text:s/>logging synchronous</text:h>
      <text:h text:style-name="P8" text:outline-level="1">line aux 0</text:h>
      <text:h text:style-name="P8" text:outline-level="1"><text:s/>exec-timeout 0 0</text:h>
      <text:h text:style-name="P8" text:outline-level="1"><text:s/>privilege level 15</text:h>
      <text:h text:style-name="P8" text:outline-level="1"><text:s/>logging synchronous</text:h>
      <text:h text:style-name="P8" text:outline-level="1">line vty 0 4</text:h>
      <text:h text:style-name="P8" text:outline-level="1"><text:s/>login</text:h>
      <text:h text:style-name="P8" text:outline-level="1"><text:s/>transport input none</text:h>
      <text:h text:style-name="P8" text:outline-level="1">end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56</meta:editing-cycles>
    <meta:creation-date>2020-05-29T13:01:00</meta:creation-date>
    <dc:date>2020-06-07T18:54:24.721840836</dc:date>
    <meta:editing-duration>PT1H51M20S</meta:editing-duration>
    <meta:generator>LibreOffice/6.1.5.2$Linux_X86_64 LibreOffice_project/10$Build-2</meta:generator>
    <meta:document-statistic meta:table-count="0" meta:image-count="0" meta:object-count="0" meta:page-count="6" meta:paragraph-count="186" meta:word-count="590" meta:character-count="4268" meta:non-whitespace-character-count="37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